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loext="urn:org:documentfoundation:names:experimental:office:xmlns:loext:1.0" xmlns:xml="http://www.w3.org/XML/1998/namespace" xmlns:xlink="http://www.w3.org/1999/xlink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Thumbnails/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loext="urn:org:documentfoundation:names:experimental:office:xmlns:loext:1.0" xmlns:xml="http://www.w3.org/XML/1998/namespace" xmlns:xlink="http://www.w3.org/1999/xlink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ns42:paragraph-rsid="0011ecdd" style:font-weight-asian="bold" style:font-weight-complex="bold"/>
    </style:style>
    <style:style style:name="P2" style:family="paragraph" style:parent-style-name="Heading_20_2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ns42:paragraph-rsid="0013a98a"/>
    </style:style>
    <style:style style:name="P3" style:family="paragraph" style:parent-style-name="Heading_20_2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fo:color="#ff00ff" ns42:paragraph-rsid="0013a98a"/>
    </style:style>
    <style:style style:name="P4" style:family="paragraph" style:parent-style-name="normal" style:list-style-name="WWNum1">
      <style:paragraph-properties fo:margin-left="2.54cm" fo:margin-right="0cm" fo:text-indent="-0.635cm" style:auto-text-indent="false"/>
      <style:text-properties ns42:paragraph-rsid="0013a98a"/>
    </style:style>
    <style:style style:name="P5" style:family="paragraph" style:parent-style-name="normal" style:list-style-name="WWNum1">
      <style:paragraph-properties fo:margin-left="3.81cm" fo:margin-right="0cm" fo:text-indent="-0.635cm" style:auto-text-indent="false"/>
      <style:text-properties ns42:paragraph-rsid="0013a98a"/>
    </style:style>
    <style:style style:name="P6" style:family="paragraph" style:parent-style-name="normal" style:list-style-name="WWNum1">
      <style:paragraph-properties fo:margin-left="5.08cm" fo:margin-right="0cm" fo:text-indent="-0.635cm" style:auto-text-indent="false"/>
      <style:text-properties ns42:paragraph-rsid="0013a98a"/>
    </style:style>
    <style:style style:name="P7" style:family="paragraph" style:parent-style-name="normal" style:list-style-name="WWNum1">
      <style:paragraph-properties fo:margin-left="5.08cm" fo:margin-right="0cm" fo:text-indent="-0.635cm" style:auto-text-indent="false"/>
      <style:text-properties fo:font-weight="bold" ns42:paragraph-rsid="0013a98a" style:font-weight-asian="bold" style:font-weight-complex="bold"/>
    </style:style>
    <style:style style:name="P8" style:family="paragraph" style:parent-style-name="normal" style:list-style-name="WWNum1">
      <style:paragraph-properties fo:margin-left="5.08cm" fo:margin-right="0cm" fo:margin-top="0cm" fo:margin-bottom="0cm" loext:contextual-spacing="false" fo:line-height="100%" fo:text-indent="-0.635cm" style:auto-text-indent="false"/>
      <style:text-properties ns42:paragraph-rsid="0013a98a"/>
    </style:style>
    <style:style style:name="P9" style:family="paragraph" style:parent-style-name="normal" style:list-style-name="WWNum1">
      <style:paragraph-properties fo:margin-left="6.35cm" fo:margin-right="0cm" fo:text-indent="-0.635cm" style:auto-text-indent="false"/>
      <style:text-properties ns42:paragraph-rsid="0013a98a"/>
    </style:style>
    <style:style style:name="P10" style:family="paragraph" style:parent-style-name="normal" style:list-style-name="WWNum1">
      <style:paragraph-properties fo:margin-left="7.62cm" fo:margin-right="0cm" fo:text-indent="-0.635cm" style:auto-text-indent="false"/>
      <style:text-properties ns42:paragraph-rsid="0013a98a"/>
    </style:style>
    <style:style style:name="T2" style:family="text">
      <style:text-properties fo:font-weight="normal" ns42:rsid="0011ecdd" style:font-weight-asian="normal" style:font-weight-complex="normal"/>
    </style:style>
    <style:style style:name="T3" style:family="text">
      <style:text-properties fo:color="#ff00ff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3915079" text:style-name="WWNum1">
        <text:list-item>
          <text:p text:style-name="P2"><text:span text:style-name="T3">/read/large_language_model/name SAMPLE</text:span></text:p>
          <text:list>
            <text:list-item>
              <text:p text:style-name="P4"> - &lt;  CHECK TEXT FIVE&gt;</text:p>
            </text:list-item>
            <text:list-item>
              <text:p text:style-name="P4">- output -ADDED TEXT twoADDED TEXT ONEADDED TEXT ONEADDED TEXT ONE - llm_model_name: string &lt; REPLACEMENT CHECK THREE&gt;</text:p>
            </text:list-item>
            <text:list-item>
              <text:p text:style-name="P4">&lt; REPLACEMENT CHECK TEXT TWO&gt;</text:p>
              <text:list>
                <text:list-item>
                  <text:p text:style-name="P5">ReadSAMPLE TEXT ADDED AFTER READ a model from the <text:a xlink:type="simple" xlink:href="https://docs.google.com/spreadsheets/d/1tHMXxxuuPyi5ncL3qR35ejX9y10jtw5oMDLdZpDMtEE/edit?gid=1819022857#gid=1819022857" text:style-name="Standard" text:visited-style-name="Standard"><text:span text:style-name="T4">LargeLanguageModel</text:span></text:a> table using the llm_model_name.</text:p>
                </text:list-item>
                <text:list-item>
                  <text:p text:style-name="P5">This will read a row from the table where LLM_Name is equal to the llm_model_name passed in the input.</text:p>
                </text:list-item>
              </text:list>
            </text:list-item>
            <text:list-item>
              <text:p text:style-name="P4">Output - dictionary</text:p>
              <text:list>
                <text:list-item>
                  <text:p text:style-name="P5">status - integer</text:p>
                  <text:list>
                    <text:list-item>
                      <text:p text:style-name="P6">If found - 200</text:p>
                    </text:list-item>
                    <text:list-item>
                      <text:p text:style-name="P6">If not found - 204</text:p>
                    </text:list-item>
                    <text:list-item>
                      <text:p text:style-name="P6">If any error - 500</text:p>
                    </text:list-item>
                  </text:list>
                </text:list-item>
                <text:list-item>
                  <text:p text:style-name="P5">data - dictionary</text:p>
                  <text:list>
                    <text:list-item>
                      <text:p text:style-name="P6">If found</text:p>
                      <text:list>
                        <text:list-item>
                          <text:p text:style-name="P9">llm_id- string</text:p>
                        </text:list-item>
                        <text:list-item>
                          <text:p text:style-name="P9">llm_name - string</text:p>
                        </text:list-item>
                        <text:list-item>
                          <text:p text:style-name="P9">llm_friendly_name - string</text:p>
                        </text:list-item>
                        <text:list-item>
                          <text:p text:style-name="P9">llm_provider - string</text:p>
                        </text:list-item>
                        <text:list-item>
                          <text:p text:style-name="P9">llm_version - string</text:p>
                        </text:list-item>
                        <text:list-item>
                          <text:p text:style-name="P9">llm_endpoint - string</text:p>
                        </text:list-item>
                        <text:list-item>
                          <text:p text:style-name="P9">llm_api_key - string</text:p>
                        </text:list-item>
                        <text:list-item>
                          <text:p text:style-name="P9">llm_parameters - list of dictionaries</text:p>
                        </text:list-item>
                        <text:list-item>
                          <text:p text:style-name="P9">llm_created_on - string</text:p>
                        </text:list-item>
                        <text:list-item>
                          <text:p text:style-name="P9">llm_updated_on - string</text:p>
                        </text:list-item>
                        <text:list-item>
                          <text:p text:style-name="P9">llm_expiry_date - string</text:p>
                        </text:list-item>
                        <text:list-item>
                          <text:p text:style-name="P9">llm_status - string</text:p>
                        </text:list-item>
                        <text:list-item>
                          <text:p text:style-name="P9">llm_helper - dictionary</text:p>
                          <text:list>
                            <text:list-item>
                              <text:p text:style-name="P10">module_name - string</text:p>
                            </text:list-item>
                            <text:list-item>
                              <text:p text:style-name="P10">class_name - string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If not found - empty dictionary</text:p>
                    </text:list-item>
                    <text:list-item>
                      <text:p text:style-name="P6">If any error - empty dictionary</text:p>
                    </text:list-item>
                  </text:list>
                </text:list-item>
                <text:list-item>
                  <text:p text:style-name="P5">message - string</text:p>
                  <text:list>
                    <text:list-item>
                      <text:p text:style-name="P6">If found - Successful</text:p>
                    </text:list-item>
                    <text:list-item>
                      <text:p text:style-name="P6">If not found - Not found</text:p>
                    </text:list-item>
                    <text:list-item>
                      <text:p text:style-name="P8">If error - Error in processing the inpu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 text:name="_1t3h5sf"/>/read/large_language_model/friendly_name</text:p>
          <text:list>
            <text:list-item>
              <text:p text:style-name="P4">Method - GET SAMPLE</text:p>
            </text:list-item>
            <text:list-item>
              <text:p text:style-name="P4">Input - llm_model_friendly_name: string (Query parameter)</text:p>
            </text:list-item>
            <text:list-item>
              <text:p text:style-name="P4">&lt;SAMPLE REPLACEMENT CHECK TEXT TWO&gt;</text:p>
              <text:list>
                <text:list-item>
                  <text:p text:style-name="P5">Read a model from the SAMPLE <text:a xlink:type="simple" xlink:href="https://docs.google.com/spreadsheets/d/1tHMXxxuuPyi5ncL3qR35ejX9y10jtw5oMDLdZpDMtEE/edit?gid=1819022857#gid=1819022857" text:style-name="Standard" text:visited-style-name="Standard"><text:span text:style-name="T4">LargeLanguageModel</text:span></text:a> table using the llm_model_friendly_name.</text:p>
                </text:list-item>
                <text:list-item>
                  <text:p text:style-name="P5">This will read a row from the table where LLM_Friendly_Name is equal to the llm_model_friendly_name passed in the input.</text:p>
                </text:list-item>
              </text:list>
            </text:list-item>
            <text:list-item>
              <text:p text:style-name="P4">Output - dictionary</text:p>
              <text:list>
                <text:list-item>
                  <text:p text:style-name="P5"><text:soft-page-break/>status - integer</text:p>
                  <text:list>
                    <text:list-item>
                      <text:p text:style-name="P6">If found - 200</text:p>
                    </text:list-item>
                    <text:list-item>
                      <text:p text:style-name="P6">If not found - 204</text:p>
                    </text:list-item>
                    <text:list-item>
                      <text:p text:style-name="P6">If any error - 500</text:p>
                    </text:list-item>
                  </text:list>
                </text:list-item>
                <text:list-item>
                  <text:p text:style-name="P5">data - dictionary</text:p>
                  <text:list>
                    <text:list-item>
                      <text:p text:style-name="P6">If found</text:p>
                      <text:list>
                        <text:list-item>
                          <text:p text:style-name="P9">llm_id- string</text:p>
                        </text:list-item>
                        <text:list-item>
                          <text:p text:style-name="P9">llm_name - string</text:p>
                        </text:list-item>
                        <text:list-item>
                          <text:p text:style-name="P9">llm_friendly_name - string</text:p>
                        </text:list-item>
                        <text:list-item>
                          <text:p text:style-name="P9">llm_provider - string</text:p>
                        </text:list-item>
                        <text:list-item>
                          <text:p text:style-name="P9">llm_version - string</text:p>
                        </text:list-item>
                        <text:list-item>
                          <text:p text:style-name="P9">llm_endpoint - string</text:p>
                        </text:list-item>
                        <text:list-item>
                          <text:p text:style-name="P9">llm_api_key - string</text:p>
                        </text:list-item>
                        <text:list-item>
                          <text:p text:style-name="P9">llm_parameters - list of dictionaries</text:p>
                        </text:list-item>
                        <text:list-item>
                          <text:p text:style-name="P9">llm_created_on - string</text:p>
                        </text:list-item>
                        <text:list-item>
                          <text:p text:style-name="P9">llm_updated_on - string</text:p>
                        </text:list-item>
                        <text:list-item>
                          <text:p text:style-name="P9">llm_expiry_date - string</text:p>
                        </text:list-item>
                        <text:list-item>
                          <text:p text:style-name="P9">llm_status - string</text:p>
                        </text:list-item>
                        <text:list-item>
                          <text:p text:style-name="P9">llm_helper - dictionary</text:p>
                          <text:list>
                            <text:list-item>
                              <text:p text:style-name="P10">module_name - string</text:p>
                            </text:list-item>
                            <text:list-item>
                              <text:p text:style-name="P10">class_name - string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If not found - empty dictionary</text:p>
                    </text:list-item>
                    <text:list-item>
                      <text:p text:style-name="P6">If any error - empty dictionary</text:p>
                    </text:list-item>
                  </text:list>
                </text:list-item>
                <text:list-item>
                  <text:p text:style-name="P5">message - string</text:p>
                  <text:list>
                    <text:list-item>
                      <text:p text:style-name="P6">If found - Successful</text:p>
                    </text:list-item>
                    <text:list-item>
                      <text:p text:style-name="P6">If not found - Not found</text:p>
                    </text:list-item>
                    <text:list-item>
                      <text:p text:style-name="P8">If error - Error in processing the inpu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 text:name="_4d34og8"/>/read/all/large_language_model</text:p>
          <text:list>
            <text:list-item>
              <text:p text:style-name="P4">Method - GET</text:p>
            </text:list-item>
            <text:list-item>
              <text:p text:style-name="P4">Input - None</text:p>
            </text:list-item>
            <text:list-item>
              <text:p text:style-name="P4">&lt;SAMPLE REPLACEMENT CHECK TEXT TWO&gt; SAMPLE</text:p>
              <text:list>
                <text:list-item>
                  <text:p text:style-name="P5">Read all the LLM present in the <text:a xlink:type="simple" xlink:href="https://docs.google.com/spreadsheets/d/1tHMXxxuuPyi5ncL3qR35ejX9y10jtw5oMDLdZpDMtEE/edit?gid=1819022857#gid=1819022857" text:style-name="Standard" text:visited-style-name="Standard"><text:span text:style-name="T4">LargeLanguageModel</text:span></text:a> table. SAMPLE</text:p>
                </text:list-item>
              </text:list>
            </text:list-item>
            <text:list-item>
              <text:p text:style-name="P4">Output - dictionary</text:p>
              <text:list>
                <text:list-item>
                  <text:p text:style-name="P5">status - integer</text:p>
                  <text:list>
                    <text:list-item>
                      <text:p text:style-name="P6">If found - 200</text:p>
                    </text:list-item>
                    <text:list-item>
                      <text:p text:style-name="P7"><text:span text:style-name="Strong_20_Emphasis">If not found - 204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loext="urn:org:documentfoundation:names:experimental:office:xmlns:loext:1.0" xmlns:xml="http://www.w3.org/XML/1998/namespace" xmlns:xlink="http://www.w3.org/1999/xlink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loext="urn:org:documentfoundation:names:experimental:office:xmlns:loext:1.0" xmlns:xml="http://www.w3.org/XML/1998/namespace" xmlns:xlink="http://www.w3.org/1999/xlink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5-02-14T11:21:07.275078167</meta:creation-date>
    <dc:date>2025-02-22T12:18:24.513512398</dc:date>
    <meta:editing-duration>PT1H17M7S</meta:editing-duration>
    <meta:editing-cycles>10</meta:editing-cycles>
    <meta:document-statistic meta:table-count="0" meta:image-count="0" meta:object-count="0" meta:page-count="2" meta:paragraph-count="77" meta:word-count="414" meta:character-count="2346" meta:non-whitespace-character-count="2086"/>
    <meta:generator>ODFPY/1.4.1</meta:generator>
  </office:meta>
</office:document-meta>
</file>